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mparator.setSequenceNumberAsString( boolean sequenceNumberA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arator.Defaul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arator.compare( MessageExchange o1 , MessageExchang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mparator.isSequenceNumber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arator.getSequenceNumber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arator.getSequenceNumber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mparator.successor( MessageExchange o1 , MessageExchang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mparator.predecessor( MessageExchange o1 , MessageExchang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mparator.setSequenceNumberKey( String sequenceNumber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